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1pt" fo:language="en" fo:country="US" officeooo:rsid="001b48d2" officeooo:paragraph-rsid="001b48d2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b48d2" officeooo:paragraph-rsid="001b48d2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b48d2" officeooo:paragraph-rsid="00291d33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b48d2" officeooo:paragraph-rsid="002dd604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2c8d7f" officeooo:paragraph-rsid="002c8d7f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1pt" fo:language="en" fo:country="US" officeooo:rsid="001ca73d" officeooo:paragraph-rsid="001ca73d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ca73d" officeooo:paragraph-rsid="001ca73d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2dd604" officeooo:paragraph-rsid="002dd604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ca73d" officeooo:paragraph-rsid="001ca73d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ca73d" officeooo:paragraph-rsid="002fdbb0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1pt" fo:language="en" fo:country="US" officeooo:rsid="001ca73d" officeooo:paragraph-rsid="002fdbb0" style:font-size-asian="11pt" style:font-size-complex="11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DejaVu Sans" fo:font-size="11pt" fo:language="en" fo:country="US" officeooo:rsid="001b48d2" officeooo:paragraph-rsid="002fdbb0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1pt" fo:language="en" fo:country="US" officeooo:rsid="001b48d2" officeooo:paragraph-rsid="002fdbb0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1b48d2" officeooo:paragraph-rsid="002fdbb0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2c8d7f" officeooo:paragraph-rsid="002fdbb0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2dd604" officeooo:paragraph-rsid="002fdbb0" style:font-size-asian="11pt" style:font-size-complex="11pt"/>
    </style:style>
    <style:style style:name="T1" style:family="text">
      <style:text-properties officeooo:rsid="001ca73d"/>
    </style:style>
    <style:style style:name="T2" style:family="text">
      <style:text-properties officeooo:rsid="0025625d"/>
    </style:style>
    <style:style style:name="T3" style:family="text">
      <style:text-properties officeooo:rsid="002c8d7f"/>
    </style:style>
    <style:style style:name="T4" style:family="text">
      <style:text-properties officeooo:rsid="002dd604"/>
    </style:style>
    <style:style style:name="T5" style:family="text">
      <style:text-properties officeooo:rsid="002df55f"/>
    </style:style>
    <style:style style:name="T6" style:family="text">
      <style:text-properties officeooo:rsid="002fdb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ed <text:span text:style-name="T5">Envelope</text:span> <text:span text:style-name="T1">(Seed 1)</text:span></text:p>
      <text:p text:style-name="P1"/>
      <text:p text:style-name="P5">In this BLACK envelope, you will find one of the 5 Seeds, which constitute the first part of each Signing Key.</text:p>
      <text:p text:style-name="P2"/>
      <text:p text:style-name="P2"><text:span text:style-name="T4">Items list</text:span>:</text:p>
      <text:p text:style-name="P2"><text:tab/>- Seed 1 <text:span text:style-name="T3">in</text:span> 12 <text:span text:style-name="T3">words on paper format</text:span></text:p>
      <text:p text:style-name="P2"><text:tab/>- Seed 1 <text:span text:style-name="T3">in 12 words on metal format</text:span></text:p>
      <text:p text:style-name="P2"><text:tab/>- Seed 1 <text:span text:style-name="T3">in QR code format</text:span></text:p>
      <text:p text:style-name="P2"/>
      <text:p text:style-name="P8">The 3 items represent the same information (Seed 1) in 3 different formats.</text:p>
      <text:p text:style-name="P2"/>
      <text:p text:style-name="P8">On the 12 words on paper format, you will find 2 additional pieces of information:</text:p>
      <text:p text:style-name="P2"/>
      <text:p text:style-name="P3">Fingerprint <text:span text:style-name="T4">without</text:span> <text:span text:style-name="T2">Passphrase: </text:span><text:span text:style-name="T4">Unique identifier associated to Seed 1, which allows you to verify you correctly entered the Seed 1 into the offline signing device</text:span></text:p>
      <text:p text:style-name="P2"/>
      <text:p text:style-name="P4">Fingerprint <text:span text:style-name="T4">with</text:span> <text:span text:style-name="T2">Passphrase</text:span> : <text:span text:style-name="T4">Unique identifier associated to the combination of Seed 1 and the Passphrase (Signing Key 1) which allows you to verify you correctly entered the Passphrase on top of the Seed 1 into the offline signing device.</text:span></text:p>
      <text:p text:style-name="P4"/>
      <text:p text:style-name="P6"><text:span text:style-name="T4">WARNING</text:span>:</text:p>
      <text:p text:style-name="P7"/>
      <text:p text:style-name="P7">Whoever has access to the Seeds will have access to part of the Bitcoin vault. ALWAYS keep the Seeds <text:span text:style-name="T4">highly</text:span>-confidential. NEVER share the Seeds with anyone other than <text:span text:style-name="T4">the owner</text:span> or <text:span text:style-name="T4">the</text:span> heirs.</text:p>
      <text:p text:style-name="P7"/>
      <text:p text:style-name="P7">For this reason, the Seeds must NEVER be loaded/entered on any internet-connected device (computer or phone). They must ALWAYS remain disconnected and offline.</text:p>
      <text:p text:style-name="P7"/>
      <text:p text:style-name="P7">As a general rule, all handwritten information contained in this package is of the utmost sensitivity and must be kept strictly confidential.</text:p>
      <text:p text:style-name="P12">Seed <text:span text:style-name="T5">Envelope</text:span> <text:span text:style-name="T1">(Seed </text:span><text:span text:style-name="T6">2</text:span><text:span text:style-name="T1">)</text:span></text:p>
      <text:p text:style-name="P13"/>
      <text:p text:style-name="P15">In this BLACK envelope, you will find one of the 5 Seeds, which constitute the first part of each Signing Key.</text:p>
      <text:p text:style-name="P14"/>
      <text:p text:style-name="P14"><text:span text:style-name="T4">Items list</text:span>:</text:p>
      <text:p text:style-name="P14"><text:tab/>- Seed <text:span text:style-name="T6">2</text:span> <text:span text:style-name="T3">in</text:span> 12 <text:span text:style-name="T3">words on paper format</text:span></text:p>
      <text:p text:style-name="P14"><text:tab/>- Seed <text:span text:style-name="T6">2</text:span> <text:span text:style-name="T3">in 12 words on metal format</text:span></text:p>
      <text:p text:style-name="P14"><text:tab/>- Seed <text:span text:style-name="T6">2</text:span> <text:span text:style-name="T3">in QR code format</text:span></text:p>
      <text:p text:style-name="P14"/>
      <text:p text:style-name="P16">The 3 items represent the same information (Seed <text:span text:style-name="T6">2</text:span>) in 3 different formats.</text:p>
      <text:p text:style-name="P14"/>
      <text:p text:style-name="P16">On the 12 words on paper format, you will find 2 additional pieces of information:</text:p>
      <text:p text:style-name="P14"/>
      <text:p text:style-name="P14">Fingerprint <text:span text:style-name="T4">without</text:span> <text:span text:style-name="T2">Passphrase: </text:span><text:span text:style-name="T4">Unique identifier associated to Seed </text:span><text:span text:style-name="T6">2</text:span><text:span text:style-name="T4">, which allows you to verify you correctly entered the Seed </text:span><text:span text:style-name="T6">2</text:span><text:span text:style-name="T4"> into the offline signing device</text:span></text:p>
      <text:p text:style-name="P14"/>
      <text:p text:style-name="P14">Fingerprint <text:span text:style-name="T4">with</text:span> <text:span text:style-name="T2">Passphrase</text:span> : <text:span text:style-name="T4">Unique identifier associated to the combination of Seed </text:span><text:span text:style-name="T6">2</text:span><text:span text:style-name="T4"> and the Passphrase (Signing Key </text:span><text:span text:style-name="T6">2</text:span><text:span text:style-name="T4">) which allows you to verify you correctly entered the Passphrase on top of the Seed </text:span><text:span text:style-name="T6">2</text:span><text:span text:style-name="T4"> into the offline signing device.</text:span></text:p>
      <text:p text:style-name="P14"/>
      <text:p text:style-name="P11"><text:span text:style-name="T4">WARNING</text:span>:</text:p>
      <text:p text:style-name="P10"/>
      <text:p text:style-name="P10">Whoever has access to the Seeds will have access to part of the Bitcoin vault. ALWAYS keep the Seeds <text:span text:style-name="T4">highly</text:span>-confidential. NEVER share the Seeds with anyone other than <text:span text:style-name="T4">the owner</text:span> or <text:span text:style-name="T4">the</text:span> heirs.</text:p>
      <text:p text:style-name="P10"/>
      <text:p text:style-name="P10">For this reason, the Seeds must NEVER be loaded/entered on any internet-connected device (computer or phone). They must ALWAYS remain disconnected and offline.</text:p>
      <text:p text:style-name="P10"/>
      <text:p text:style-name="P10">As a general rule, all handwritten information contained in this package is of the utmost sensitivity and must be kept strictly confidential.</text:p>
      <text:p text:style-name="P12">Seed <text:span text:style-name="T5">Envelope</text:span> <text:span text:style-name="T1">(Seed 3)</text:span></text:p>
      <text:p text:style-name="P13"/>
      <text:p text:style-name="P15">In this BLACK envelope, you will find one of the 5 Seeds, which constitute the first part of each Signing Key.</text:p>
      <text:p text:style-name="P14"/>
      <text:p text:style-name="P14"><text:span text:style-name="T4">Items list</text:span>:</text:p>
      <text:p text:style-name="P14"><text:tab/>- Seed 3 <text:span text:style-name="T3">in</text:span> 12 <text:span text:style-name="T3">words on paper format</text:span></text:p>
      <text:p text:style-name="P14"><text:tab/>- Seed 3 <text:span text:style-name="T3">in 12 words on metal format</text:span></text:p>
      <text:p text:style-name="P14"><text:tab/>- Seed 3 <text:span text:style-name="T3">in QR code format</text:span></text:p>
      <text:p text:style-name="P14"/>
      <text:p text:style-name="P16">The 3 items represent the same information (Seed 3) in 3 different formats.</text:p>
      <text:p text:style-name="P14"/>
      <text:p text:style-name="P16">On the 12 words on paper format, you will find 2 additional pieces of information:</text:p>
      <text:p text:style-name="P14"/>
      <text:p text:style-name="P14">Fingerprint <text:span text:style-name="T4">without</text:span> <text:span text:style-name="T2">Passphrase: </text:span><text:span text:style-name="T4">Unique identifier associated to Seed 3, which allows you to verify you correctly entered the Seed 3 into the offline signing device</text:span></text:p>
      <text:p text:style-name="P14"/>
      <text:p text:style-name="P14">Fingerprint <text:span text:style-name="T4">with</text:span> <text:span text:style-name="T2">Passphrase</text:span> : <text:span text:style-name="T4">Unique identifier associated to the combination of Seed 3 and the Passphrase (Signing Key </text:span><text:span text:style-name="T6">3</text:span><text:span text:style-name="T4">) which allows you to verify you correctly entered the Passphrase on top of the Seed 3 into the offline signing device.</text:span></text:p>
      <text:p text:style-name="P14"/>
      <text:p text:style-name="P11"><text:span text:style-name="T4">WARNING</text:span>:</text:p>
      <text:p text:style-name="P10"/>
      <text:p text:style-name="P10">Whoever has access to the Seeds will have access to part of the Bitcoin vault. ALWAYS keep the Seeds <text:span text:style-name="T4">highly</text:span>-confidential. NEVER share the Seeds with anyone other than <text:span text:style-name="T4">the owner</text:span> or <text:span text:style-name="T4">the</text:span> heirs.</text:p>
      <text:p text:style-name="P10"/>
      <text:p text:style-name="P10">For this reason, the Seeds must NEVER be loaded/entered on any internet-connected device (computer or phone). They must ALWAYS remain disconnected and offline.</text:p>
      <text:p text:style-name="P10"/>
      <text:p text:style-name="P10">As a general rule, all handwritten information contained in this package is of the utmost sensitivity and must be kept strictly confidential.</text:p>
      <text:p text:style-name="P12">Seed <text:span text:style-name="T5">Envelope</text:span> <text:span text:style-name="T1">(Seed </text:span><text:span text:style-name="T6">4</text:span><text:span text:style-name="T1">)</text:span></text:p>
      <text:p text:style-name="P13"/>
      <text:p text:style-name="P15">In this BLACK envelope, you will find one of the 5 Seeds, which constitute the first part of each Signing Key.</text:p>
      <text:p text:style-name="P14"/>
      <text:p text:style-name="P14"><text:span text:style-name="T4">Items list</text:span>:</text:p>
      <text:p text:style-name="P14"><text:tab/>- Seed 4 <text:span text:style-name="T3">in</text:span> 12 <text:span text:style-name="T3">words on paper format</text:span></text:p>
      <text:p text:style-name="P14"><text:tab/>- Seed 4 <text:span text:style-name="T3">in 12 words on metal format</text:span></text:p>
      <text:p text:style-name="P14"><text:tab/>- Seed 4 <text:span text:style-name="T3">in QR code format</text:span></text:p>
      <text:p text:style-name="P14"/>
      <text:p text:style-name="P16">The 3 items represent the same information (Seed 4) in 3 different formats.</text:p>
      <text:p text:style-name="P14"/>
      <text:p text:style-name="P16">On the 12 words on paper format, you will find 2 additional pieces of information:</text:p>
      <text:p text:style-name="P14"/>
      <text:p text:style-name="P14">Fingerprint <text:span text:style-name="T4">without</text:span> <text:span text:style-name="T2">Passphrase: </text:span><text:span text:style-name="T4">Unique identifier associated to Seed 4, which allows you to verify you correctly entered the Seed 4 into the offline signing device</text:span></text:p>
      <text:p text:style-name="P14"/>
      <text:p text:style-name="P14">Fingerprint <text:span text:style-name="T4">with</text:span> <text:span text:style-name="T2">Passphrase</text:span> : <text:span text:style-name="T4">Unique identifier associated to the combination of Seed 4 and the Passphrase (Signing Key </text:span><text:span text:style-name="T6">4</text:span><text:span text:style-name="T4">) which allows you to verify you correctly entered the Passphrase on top of the Seed 4 into the offline signing device.</text:span></text:p>
      <text:p text:style-name="P14"/>
      <text:p text:style-name="P11"><text:span text:style-name="T4">WARNING</text:span>:</text:p>
      <text:p text:style-name="P10"/>
      <text:p text:style-name="P10">Whoever has access to the Seeds will have access to part of the Bitcoin vault. ALWAYS keep the Seeds <text:span text:style-name="T4">highly</text:span>-confidential. NEVER share the Seeds with anyone other than <text:span text:style-name="T4">the owner</text:span> or <text:span text:style-name="T4">the</text:span> heirs.</text:p>
      <text:p text:style-name="P10"/>
      <text:p text:style-name="P10">For this reason, the Seeds must NEVER be loaded/entered on any internet-connected device (computer or phone). They must ALWAYS remain disconnected and offline.</text:p>
      <text:p text:style-name="P10"/>
      <text:p text:style-name="P10">As a general rule, all handwritten information contained in this package is of the utmost sensitivity and must be kept strictly confidential.</text:p>
      <text:p text:style-name="P13"/>
      <text:p text:style-name="P12">Seed <text:span text:style-name="T5">Envelope</text:span> <text:span text:style-name="T1">(Seed 5)</text:span></text:p>
      <text:p text:style-name="P13"/>
      <text:p text:style-name="P15">In this BLACK envelope, you will find one of the 5 Seeds, which constitute the first part of each Signing Key.</text:p>
      <text:p text:style-name="P14"/>
      <text:p text:style-name="P14"><text:span text:style-name="T4">Items list</text:span>:</text:p>
      <text:p text:style-name="P14"><text:tab/>- Seed 5 <text:span text:style-name="T3">in</text:span> 12 <text:span text:style-name="T3">words on paper format</text:span></text:p>
      <text:p text:style-name="P14"><text:tab/>- Seed 5 <text:span text:style-name="T3">in 12 words on metal format</text:span></text:p>
      <text:p text:style-name="P14"><text:tab/>- Seed 5 <text:span text:style-name="T3">in QR code format</text:span></text:p>
      <text:p text:style-name="P14"/>
      <text:p text:style-name="P16">The 3 items represent the same information (Seed 5) in 3 different formats.</text:p>
      <text:p text:style-name="P14"/>
      <text:p text:style-name="P16">On the 12 words on paper format, you will find 2 additional pieces of information:</text:p>
      <text:p text:style-name="P14"/>
      <text:p text:style-name="P14">Fingerprint <text:span text:style-name="T4">without</text:span> <text:span text:style-name="T2">Passphrase: </text:span><text:span text:style-name="T4">Unique identifier associated to Seed 5, which allows you to verify you correctly entered the Seed 5 into the offline signing device</text:span></text:p>
      <text:p text:style-name="P14"/>
      <text:p text:style-name="P14">Fingerprint <text:span text:style-name="T4">with</text:span> <text:span text:style-name="T2">Passphrase</text:span> : <text:span text:style-name="T4">Unique identifier associated to the combination of Seed 5 and the Passphrase (Signing Key </text:span><text:span text:style-name="T6">5</text:span><text:span text:style-name="T4">) which allows you to verify you correctly entered the Passphrase on top of the Seed 5 into the offline signing device.</text:span></text:p>
      <text:p text:style-name="P14"/>
      <text:p text:style-name="P11"><text:span text:style-name="T4">WARNING</text:span>:</text:p>
      <text:p text:style-name="P10"/>
      <text:p text:style-name="P10">Whoever has access to the Seeds will have access to part of the Bitcoin vault. ALWAYS keep the Seeds <text:span text:style-name="T4">highly</text:span>-confidential. NEVER share the Seeds with anyone other than <text:span text:style-name="T4">the owner</text:span> or <text:span text:style-name="T4">the</text:span> heirs.</text:p>
      <text:p text:style-name="P10"/>
      <text:p text:style-name="P10">For this reason, the Seeds must NEVER be loaded/entered on any internet-connected device (computer or phone). They must ALWAYS remain disconnected and offline.</text:p>
      <text:p text:style-name="P10"/>
      <text:p text:style-name="P10">As a general rule, all handwritten information contained in this package is of the utmost sensitivity and must be kept strictly confidentia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99in" fo:page-height="8.270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21:01:47.740763876</meta:creation-date>
    <dc:date>2024-05-13T14:16:31.987953971</dc:date>
    <meta:editing-duration>PT22H20M1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5" meta:paragraph-count="70" meta:word-count="1120" meta:character-count="6510" meta:non-whitespace-character-count="5445"/>
  </office:meta>
</office:document-meta>
</file>